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39f" officeooo:paragraph-rsid="001423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void main ()</text:p>
      <text:p text:style-name="P1">{</text:p>
      <text:p text:style-name="P1"><text:s/>int num[]={31,14,15,7,2};</text:p>
      <text:p text:style-name="P1">int i, j, a, n;</text:p>
      <text:p text:style-name="P1"><text:s/>printf("Enter the value ");</text:p>
      <text:p text:style-name="P1">scanf("%d", &amp;n);</text:p>
      <text:p text:style-name="P1">for (i = 0; i &lt; n; ++i)</text:p>
      <text:p text:style-name="P1">{</text:p>
      <text:p text:style-name="P1">for (j = i+1; j&lt;n;++j)</text:p>
      <text:p text:style-name="P1"><text:s/>{</text:p>
      <text:p text:style-name="P1">if (num[i]&lt;num[j])</text:p>
      <text:p text:style-name="P1"><text:s/>{</text:p>
      <text:p text:style-name="P1"><text:s/>a = numi];</text:p>
      <text:p text:style-name="P1">num[i] = num[j];</text:p>
      <text:p text:style-name="P1">num[j] = a;</text:p>
      <text:p text:style-name="P1">}</text:p>
      <text:p text:style-name="P1">}</text:p>
      <text:p text:style-name="P1">}</text:p>
      <text:p text:style-name="P1">printf("The numbers arranged in descending order");</text:p>
      <text:p text:style-name="P1"><text:s/>for (i = 0; i &lt; n; ++i)</text:p>
      <text:p text:style-name="P1"><text:s/>{</text:p>
      <text:p text:style-name="P1">printf("%d\n", num[i]);</text:p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21:32.217420636</meta:creation-date>
    <dc:date>2016-07-10T11:27:36.806984786</dc:date>
    <meta:editing-duration>P0D</meta:editing-duration>
    <meta:editing-cycles>1</meta:editing-cycles>
    <meta:document-statistic meta:table-count="0" meta:image-count="0" meta:object-count="0" meta:page-count="1" meta:paragraph-count="25" meta:word-count="68" meta:character-count="327" meta:non-whitespace-character-count="277"/>
    <meta:generator>LibreOffice/4.2.4.2$Linux_X86_64 LibreOffice_project/420m0$Build-2</meta:generator>
  </office:meta>
</office:document-meta>
</file>